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19.16mm"/>
    </style:style>
    <style:style style:name="co5" style:family="table-column">
      <style:table-column-properties fo:break-before="auto" style:column-width="22.97mm"/>
    </style:style>
    <style:style style:name="co6" style:family="table-column">
      <style:table-column-properties fo:break-before="auto" style:column-width="15.63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Heading_20_2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Heading_20_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Heading_20_2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Heading_20_2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Heading_20_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Heading_20_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riverStand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8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driverStandingsId</text:p>
          </table:table-cell>
          <table:table-cell table:style-name="ce5" office:value-type="string" calcext:value-type="string">
            <text:p>raceId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wins</text:p>
          </table:table-cell>
          <table:table-cell table:style-name="ce8" office:value-type="string" calcext:value-type="string">
            <text:p>driverId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57" calcext:value-type="float">
            <text:p>65957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58" calcext:value-type="float">
            <text:p>65958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65" calcext:value-type="float">
            <text:p>65965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77" calcext:value-type="float">
            <text:p>65977</text:p>
          </table:table-cell>
          <table:table-cell table:style-name="ce18" office:value-type="float" office:value="899" calcext:value-type="float">
            <text:p>899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807" calcext:value-type="float">
            <text:p>807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61" calcext:value-type="float">
            <text:p>65961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64" calcext:value-type="float">
            <text:p>65964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59" calcext:value-type="float">
            <text:p>65959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75" calcext:value-type="float">
            <text:p>65975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5956" calcext:value-type="float">
            <text:p>65956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5960" calcext:value-type="float">
            <text:p>65960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4" table:number-columns-repeated="6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07:56:23.097540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08:01:19.975312881</dc:date>
    <meta:editing-duration>PT11M19S</meta:editing-duration>
    <meta:editing-cycles>4</meta:editing-cycles>
    <meta:generator>LibreOffice/6.0.7.3$Linux_X86_64 LibreOffice_project/00m0$Build-3</meta:generator>
    <meta:document-statistic meta:table-count="1" meta:cell-count="66" meta:object-count="0"/>
  </office:meta>
</office:document-meta>
</file>